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>
      <style:text-properties style:font-name="新細明體" style:font-name-asian="新細明體" style:language-asian="zh" style:country-asian="CN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3">
      <style:text-properties fo:background-color="#ffff00"/>
    </style:style>
    <style:style style:name="T1" style:family="text">
      <style:text-properties style:font-name="新細明體" style:font-name-asian="新細明體" style:language-asian="zh" style:country-asian="CN"/>
    </style:style>
    <style:style style:name="T2" style:family="text">
      <style:text-properties style:font-name="新細明體" style:text-underline-style="none" style:font-name-asian="新細明體" style:language-asian="zh" style:country-asian="C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生活在LFS中的要素</text:p>
      <text:p text:style-name="P1"/>
      <text:p text:style-name="P1">作者介紹：</text:p>
      <text:p text:style-name="P1"/>
      <text:p text:style-name="P1">描述：</text:p>
      <text:p text:style-name="P1">這個提要所列出的是你可以在互聯網上自由獲取的優秀的文檔，連同我和我朋友的一些建議。它會幫助你通過訓練達到你想要的級別：</text:p>
      <text:list xml:id="list31194619" text:style-name="L1">
        <text:list-item>
          <text:p text:style-name="P2"><text:span text:style-name="T1">成功的編譯LFS。</text:span></text:p>
        </text:list-item>
        <text:list-item>
          <text:p text:style-name="P2"><text:span text:style-name="T1">在LFS郵件列表上明智的提問并理解回覆。</text:span></text:p>
        </text:list-item>
        <text:list-item>
          <text:p text:style-name="P2"><text:span text:style-name="T1">理智的處理所有這些問題。</text:span></text:p>
        </text:list-item>
      </text:list>
      <text:p text:style-name="Standard"><text:span text:style-name="T1"/></text:p>
      <text:p text:style-name="Standard"><text:span text:style-name="T1">預備知識：只需要能夠連接互聯網，通過LFS的站點找到這個提要。剩下的就是我們要敘述的主題。。。</text:span></text:p>
      <text:p text:style-name="Standard"><text:span text:style-name="T1"/></text:p>
      <text:p text:style-name="Standard"><text:span text:style-name="T1">提示：</text:span></text:p>
      <text:p text:style-name="Standard"><text:span text:style-name="T1">請注意。</text:span></text:p>
      <text:list xml:id="list31650837" text:style-name="L2">
        <text:list-item>
          <text:p text:style-name="P3"><text:span text:style-name="T1">這將一直是一個在製品，而且我將失去很好的參考材料。所以，如果你知道，或者找到了另外的優秀的材料，請寫信給我。我也喜歡回覆，所以發郵件給我不會帶來什麽問題。</text:span></text:p>
        </text:list-item>
        <text:list-item>
          <text:p text:style-name="P3"><text:span text:style-name="T1">如果你閱讀的是文本版本，你可以在這個提要的線上，找到被維護的版本： </text:span><text:a xlink:type="simple" xlink:href="http://www.109bean.org.hk/lfsdocs/LFS-prereading.html">http://www.109bean.org.hk/lfsdocs/LFS-prereading.html</text:a><text:a xlink:type="simple" xlink:href="http://www.109bean.org.hk/lfsdocs/LFS-prereading.html這個連接也很容易被找到"> </text:a><text:a xlink:type="simple" xlink:href="http://www.109bean.org.hk/lfsdocs/LFS-prereading.html這個連接也很容易被找到"><text:span text:style-name="T2">這個連接也很容易被找到。</text:span></text:a></text:p>
        </text:list-item>
        <text:list-item>
          <text:p text:style-name="P3"><text:span text:style-name="T1">我通過lynx -dump的指令在web版本上生成了此提要文本版本。這意味著該URL最終還是被收集了。這對你來說不是很方便，但對我來說真的很靈活。</text:span></text:p>
        </text:list-item>
      </text:list>
      <text:p text:style-name="Standard"><text:span text:style-name="T1"/></text:p>
      <text:p text:style-name="Standard"><text:span text:style-name="T1">LFS指南提到：</text:span></text:p>
      <text:p text:style-name="Standard"><text:span text:style-name="T1">“這份指南假設讀者具有良好的安裝及使用Linux軟件的知識。”</text:span></text:p>
      <text:p text:style-name="Standard"><text:span text:style-name="T1"/></text:p>
      <text:p text:style-name="Standard"><text:span text:style-name="T1">該指南還向讀者建議了一些延伸的讀物，包括本文檔。但不應該只是去讀這些閱讀的數目，我們期望也你能完成一些練習。</text:span></text:p>
      <text:p text:style-name="Standard"><text:span text:style-name="T1"/></text:p>
      <text:p text:style-name="Standard"><text:span text:style-name="T1">第一部份：交往的要素（非常重要）</text:span></text:p>
      <text:p text:style-name="Standard"><text:span text:style-name="T1">許多人在郵件列表上詢問問題的技巧很不得當。有時他們會得到粗魯的回覆。請保持理智，我建議你閱讀一下Eric Steven Raymond的通俗的How To Ask Questions The Smart Way。</text:span></text:p>
      <text:p text:style-name="Standard"><text:span text:style-name="T1"/></text:p>
      <text:p text:style-name="Standard"><text:span text:style-name="T1">請注意，一下是所有LFS郵件列表所期待的要求：</text:span></text:p>
      <text:list xml:id="list37457509" text:style-name="L3">
        <text:list-item>
          <text:p text:style-name="P4"><text:span text:style-name="T1">發送存文本的email。而不是HTML的。</text:span></text:p>
        </text:list-item>
        <text:list-item>
          <text:p text:style-name="P5"><text:span text:style-name="T1">記錄的底部。在你的引證的標記下增加你的標記。</text:span></text:p>
        </text:list-item>
        <text:list-item>
          <text:p text:style-name="P4"><text:span text:style-name="T1">沒有修建的引用。不要引用所有的東西，應該只引用有重要意義的一些。</text:span></text:p>
        </text:list-item>
        <text:list-item>
          <text:p text:style-name="P4"><text:span text:style-name="T1">不要在多個列表里發送同樣的東西。只選擇正確的列表。</text:span></text:p>
        </text:list-item>
        <text:list-item>
          <text:p text:style-name="P4"><text:span text:style-name="T1">臉皮厚一點。不要去回應那些無禮的回覆，忽略它。</text:span></text:p>
        </text:list-item>
        <text:list-item>
          <text:p text:style-name="P4"><text:span text:style-name="T1">打坐。如果其他人有激烈的爭論，只是坐著觀察。</text:span></text:p>
        </text:list-item>
      </text:list>
      <text:p text:style-name="Standard"><text:span text:style-name="T1"/></text:p>
      <text:p text:style-name="Standard"><text:span text:style-name="T1">在到LFS列表提問之前應該先搜索至少進幾個月的檔案，并閱讀LFS的FAQ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06-27T17:45:56.95</dc:date>
    <meta:editing-duration>PT07H18M04S</meta:editing-duration>
    <meta:editing-cycles>10</meta:editing-cycles>
    <meta:generator>OpenOffice.org/3.0$Win32 OpenOffice.org_project/300m9$Build-9358</meta:generator>
    <meta:document-statistic meta:table-count="0" meta:image-count="0" meta:object-count="0" meta:page-count="1" meta:paragraph-count="26" meta:word-count="417" meta:character-count="863"/>
    <meta:user-defined meta:name="資訊 1"/>
    <meta:user-defined meta:name="資訊 2"/>
    <meta:user-defined meta:name="資訊 3"/>
    <meta:user-defined meta:name="資訊 4"/>
  </office:meta>
</office:document-meta>
</file>